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1929in"/>
    </style:style>
    <style:style style:name="co11" style:family="table-column">
      <style:table-column-properties fo:break-before="auto" style:column-width="1.5756in"/>
    </style:style>
    <style:style style:name="co12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0"/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5" style:family="table-cell" style:parent-style-name="Default" style:data-style-name="N121">
      <style:text-properties fo:font-weight="normal" style:font-weight-asian="normal" style:font-weight-complex="normal"/>
    </style:style>
    <style:style style:name="ce6" style:family="table-cell" style:parent-style-name="Default" style:data-style-name="N121"/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6429in" svg:y="7.6736in">
            <draw:object draw:notify-on-update-of-ranges="Sheet1.C21:Sheet1.C21 Sheet1.C28:Sheet1.C28 Sheet1.C32:Sheet1.C32 Sheet1.C40:Sheet1.C40 Sheet1.J21:Sheet1.J21 Sheet1.J28:Sheet1.J28 Sheet1.J32:Sheet1.J32 Sheet1.J40:Sheet1.J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freq[GHz]</text:p>
          </table:table-cell>
          <table:table-cell office:value-type="string" calcext:value-type="string">
            <text:p>jitter main [MHz]</text:p>
          </table:table-cell>
          <table:table-cell office:value-type="string" calcext:value-type="string">
            <text:p>per. Jit. Freq. [Mhz]</text:p>
          </table:table-cell>
          <table:table-cell office:value-type="string" calcext:value-type="string">
            <text:p>per. Jit. Amp. [MHz]</text:p>
          </table:table-cell>
          <table:table-cell office:value-type="string" calcext:value-type="string">
            <text:p>period[ps]</text:p>
          </table:table-cell>
          <table:table-cell office:value-type="string" calcext:value-type="string">
            <text:p>max.period[ps]</text:p>
          </table:table-cell>
          <table:table-cell office:value-type="string" calcext:value-type="string">
            <text:p>min. period[ps]</text:p>
          </table:table-cell>
          <table:table-cell office:value-type="string" calcext:value-type="string">
            <text:p>single time shift[ps]</text:p>
          </table:table-cell>
          <table:table-cell office:value-type="string" calcext:value-type="string">
            <text:p>max period diff[ps]</text:p>
          </table:table-cell>
          <table:table-cell office:value-type="string" calcext:value-type="string">
            <text:p>total time shift[ps]</text:p>
          </table:table-cell>
          <table:table-cell office:value-type="string" calcext:value-type="string">
            <text:p>min setup time[ps]</text:p>
          </table:table-cell>
          <table:table-cell office:value-type="string" calcext:value-type="string">
            <text:p>min hold time[ps]</text:p>
          </table:table-cell>
          <table:table-cell office:value-type="string" calcext:value-type="string">
            <text:p>Setup-peak_vco_jit[ps]</text:p>
          </table:table-cell>
          <table:table-cell office:value-type="string" calcext:value-type="string">
            <text:p>Hold-peak_vco_jit[ps]</text:p>
          </table:table-cell>
          <table:table-cell office:value-type="string" calcext:value-type="string">
            <text:p>il. danych[kb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[%]</text:p>
          </table:table-cell>
          <table:table-cell office:value-type="string" calcext:value-type="string">
            <text:p>notes</text:p>
          </table:table-cell>
          <table:table-cell table:number-columns-repeated="100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B2]*[.C2]/[.A2]/1000" office:value-type="float" office:value="0" calcext:value-type="float">
            <text:p>0</text:p>
          </table:table-cell>
          <table:table-cell table:style-name="ce1" table:formula="of:=1/[.A2]*1000" office:value-type="float" office:value="100" calcext:value-type="float">
            <text:p>100</text:p>
          </table:table-cell>
          <table:table-cell table:style-name="ce4" table:formula="of:=1/([.A2]*1000-[.D2])*1000000" office:value-type="float" office:value="100" calcext:value-type="float">
            <text:p>100.0000</text:p>
          </table:table-cell>
          <table:table-cell table:style-name="ce4" table:formula="of:=1/([.A2]*1000+[.D2])*1000000" office:value-type="float" office:value="100" calcext:value-type="float">
            <text:p>100.0000</text:p>
          </table:table-cell>
          <table:table-cell table:style-name="ce4" table:formula="of:=[.I2]*[.C2]/[.A2]/1000" office:value-type="float" office:value="0" calcext:value-type="float">
            <text:p>0.0000</text:p>
          </table:table-cell>
          <table:table-cell table:style-name="ce4" table:formula="of:=[.F2]-[.G2]" office:value-type="float" office:value="0" calcext:value-type="float">
            <text:p>0.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[.K2]-[.$C$53]/2" office:value-type="float" office:value="9.277" calcext:value-type="float">
            <text:p>9.277</text:p>
          </table:table-cell>
          <table:table-cell table:style-name="ce1" table:formula="of:=[.L2]-[.$C$53]/2" office:value-type="float" office:value="15.277" calcext:value-type="float">
            <text:p>15.2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P2]/([.O2]*80)" office:value-type="float" office:value="0" calcext:value-type="float">
            <text:p>0</text:p>
          </table:table-cell>
          <table:table-cell table:style-name="ce1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" calcext:value-type="float">
            <text:p>1</text:p>
          </table:table-cell>
          <table:table-cell table:formula="of:=[.B5]*[.C5]/[.A5]/1000" office:value-type="float" office:value="0.2" calcext:value-type="float">
            <text:p>0.2</text:p>
          </table:table-cell>
          <table:table-cell table:style-name="ce2" table:formula="of:=1/[.A5]*1000" office:value-type="float" office:value="100" calcext:value-type="float">
            <text:p>100</text:p>
          </table:table-cell>
          <table:table-cell table:style-name="ce5" table:formula="of:=1/([.A5]*1000-[.D5])*1000000" office:value-type="float" office:value="100.002000040001" calcext:value-type="float">
            <text:p>100.0020</text:p>
          </table:table-cell>
          <table:table-cell table:style-name="ce5" table:formula="of:=1/([.A5]*1000+[.D5])*1000000" office:value-type="float" office:value="99.9980000399992" calcext:value-type="float">
            <text:p>99.9980</text:p>
          </table:table-cell>
          <table:table-cell table:style-name="ce5" table:formula="of:=[.I5]*[.C5]/[.A5]/1000" office:value-type="float" office:value="0.000000400000000162493" calcext:value-type="float">
            <text:p>0.0000</text:p>
          </table:table-cell>
          <table:table-cell table:style-name="ce5" table:formula="of:=[.F5]-[.G5]" office:value-type="float" office:value="0.00400000000162493" calcext:value-type="float">
            <text:p>0.00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K5]-[.$C$53]/2" office:value-type="float" office:value="5.277" calcext:value-type="float">
            <text:p>5.277</text:p>
          </table:table-cell>
          <table:table-cell table:style-name="ce2" table:formula="of:=[.L5]-[.$C$53]/2" office:value-type="float" office:value="15.277" calcext:value-type="float">
            <text:p>15.2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5]/([.O5]*80)" office:value-type="float" office:value="0" calcext:value-type="float">
            <text:p>0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" calcext:value-type="float">
            <text:p>1</text:p>
          </table:table-cell>
          <table:table-cell table:formula="of:=[.B6]*[.C6]/[.A6]/1000" office:value-type="float" office:value="0.5" calcext:value-type="float">
            <text:p>0.5</text:p>
          </table:table-cell>
          <table:table-cell table:style-name="ce2" table:formula="of:=1/[.A6]*1000" office:value-type="float" office:value="100" calcext:value-type="float">
            <text:p>100</text:p>
          </table:table-cell>
          <table:table-cell table:style-name="ce5" table:formula="of:=1/([.A6]*1000-[.D6])*1000000" office:value-type="float" office:value="100.005000250013" calcext:value-type="float">
            <text:p>100.0050</text:p>
          </table:table-cell>
          <table:table-cell table:style-name="ce5" table:formula="of:=1/([.A6]*1000+[.D6])*1000000" office:value-type="float" office:value="99.9950002499875" calcext:value-type="float">
            <text:p>99.9950</text:p>
          </table:table-cell>
          <table:table-cell table:style-name="ce5" table:formula="of:=[.I6]*[.C6]/[.A6]/1000" office:value-type="float" office:value="0.0000010000000025002" calcext:value-type="float">
            <text:p>0.0000</text:p>
          </table:table-cell>
          <table:table-cell table:style-name="ce5" table:formula="of:=[.F6]-[.G6]" office:value-type="float" office:value="0.010000000025002" calcext:value-type="float">
            <text:p>0.0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K6]-[.$C$53]/2" office:value-type="float" office:value="5.277" calcext:value-type="float">
            <text:p>5.277</text:p>
          </table:table-cell>
          <table:table-cell table:style-name="ce2" table:formula="of:=[.L6]-[.$C$53]/2" office:value-type="float" office:value="15.277" calcext:value-type="float">
            <text:p>15.2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6]/([.O6]*80)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" calcext:value-type="float">
            <text:p>1</text:p>
          </table:table-cell>
          <table:table-cell table:formula="of:=[.B7]*[.C7]/[.A7]/1000" office:value-type="float" office:value="2" calcext:value-type="float">
            <text:p>2</text:p>
          </table:table-cell>
          <table:table-cell table:style-name="ce2" table:formula="of:=1/[.A7]*1000" office:value-type="float" office:value="100" calcext:value-type="float">
            <text:p>100</text:p>
          </table:table-cell>
          <table:table-cell table:style-name="ce5" table:formula="of:=1/([.A7]*1000-[.D7])*1000000" office:value-type="float" office:value="100.0200040008" calcext:value-type="float">
            <text:p>100.0200</text:p>
          </table:table-cell>
          <table:table-cell table:style-name="ce5" table:formula="of:=1/([.A7]*1000+[.D7])*1000000" office:value-type="float" office:value="99.9800039992001" calcext:value-type="float">
            <text:p>99.9800</text:p>
          </table:table-cell>
          <table:table-cell table:style-name="ce5" table:formula="of:=[.I7]*[.C7]/[.A7]/1000" office:value-type="float" office:value="0.00000400000016000064" calcext:value-type="float">
            <text:p>0.0000</text:p>
          </table:table-cell>
          <table:table-cell table:style-name="ce5" table:formula="of:=[.F7]-[.G7]" office:value-type="float" office:value="0.0400000016000064" calcext:value-type="float">
            <text:p>0.0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K7]-[.$C$53]/2" office:value-type="float" office:value="5.277" calcext:value-type="float">
            <text:p>5.277</text:p>
          </table:table-cell>
          <table:table-cell table:style-name="ce2" table:formula="of:=[.L7]-[.$C$53]/2" office:value-type="float" office:value="15.277" calcext:value-type="float">
            <text:p>15.2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7]/([.O7]*80)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/[.A8]/1000" office:value-type="float" office:value="5" calcext:value-type="float">
            <text:p>5</text:p>
          </table:table-cell>
          <table:table-cell table:style-name="ce2" table:formula="of:=1/[.A8]*1000" office:value-type="float" office:value="100" calcext:value-type="float">
            <text:p>100</text:p>
          </table:table-cell>
          <table:table-cell table:style-name="ce5" table:formula="of:=1/([.A8]*1000-[.D8])*1000000" office:value-type="float" office:value="100.050025012506" calcext:value-type="float">
            <text:p>100.0500</text:p>
          </table:table-cell>
          <table:table-cell table:style-name="ce5" table:formula="of:=1/([.A8]*1000+[.D8])*1000000" office:value-type="float" office:value="99.9500249875063" calcext:value-type="float">
            <text:p>99.9500</text:p>
          </table:table-cell>
          <table:table-cell table:style-name="ce5" table:formula="of:=[.I8]*[.C8]/[.A8]/1000" office:value-type="float" office:value="0.0000100000025" calcext:value-type="float">
            <text:p>0.0000</text:p>
          </table:table-cell>
          <table:table-cell table:style-name="ce5" table:formula="of:=[.F8]-[.G8]" office:value-type="float" office:value="0.100000025" calcext:value-type="float">
            <text:p>0.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K8]-[.$C$53]/2" office:value-type="float" office:value="5.277" calcext:value-type="float">
            <text:p>5.277</text:p>
          </table:table-cell>
          <table:table-cell table:style-name="ce2" table:formula="of:=[.L8]-[.$C$53]/2" office:value-type="float" office:value="15.277" calcext:value-type="float">
            <text:p>15.2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8]/([.O8]*80)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" calcext:value-type="float">
            <text:p>1</text:p>
          </table:table-cell>
          <table:table-cell table:formula="of:=[.B9]*[.C9]/[.A9]/1000" office:value-type="float" office:value="10" calcext:value-type="float">
            <text:p>10</text:p>
          </table:table-cell>
          <table:table-cell table:style-name="ce2" table:formula="of:=1/[.A9]*1000" office:value-type="float" office:value="100" calcext:value-type="float">
            <text:p>100</text:p>
          </table:table-cell>
          <table:table-cell table:style-name="ce5" table:formula="of:=1/([.A9]*1000-[.D9])*1000000" office:value-type="float" office:value="100.1001001001" calcext:value-type="float">
            <text:p>100.1001</text:p>
          </table:table-cell>
          <table:table-cell table:style-name="ce5" table:formula="of:=1/([.A9]*1000+[.D9])*1000000" office:value-type="float" office:value="99.9000999000999" calcext:value-type="float">
            <text:p>99.9001</text:p>
          </table:table-cell>
          <table:table-cell table:style-name="ce5" table:formula="of:=[.I9]*[.C9]/[.A9]/1000" office:value-type="float" office:value="0.0000200000200000204" calcext:value-type="float">
            <text:p>0.0000</text:p>
          </table:table-cell>
          <table:table-cell table:style-name="ce5" table:formula="of:=[.F9]-[.G9]" office:value-type="float" office:value="0.200000200000204" calcext:value-type="float">
            <text:p>0.2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K9]-[.$C$53]/2" office:value-type="float" office:value="1.277" calcext:value-type="float">
            <text:p>1.277</text:p>
          </table:table-cell>
          <table:table-cell table:style-name="ce2" table:formula="of:=[.L9]-[.$C$53]/2" office:value-type="float" office:value="13.277" calcext:value-type="float">
            <text:p>13.2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9]/([.O9]*80)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3"/>
          <table:table-cell/>
          <table:table-cell table:style-name="ce2"/>
          <table:table-cell table:style-name="ce5" table:number-columns-repeated="4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" calcext:value-type="float">
            <text:p>10</text:p>
          </table:table-cell>
          <table:table-cell table:formula="of:=[.B11]*[.C11]/[.A11]/1000" office:value-type="float" office:value="2" calcext:value-type="float">
            <text:p>2</text:p>
          </table:table-cell>
          <table:table-cell table:style-name="ce2" table:formula="of:=1/[.A11]*1000" office:value-type="float" office:value="100" calcext:value-type="float">
            <text:p>100</text:p>
          </table:table-cell>
          <table:table-cell table:style-name="ce5" table:formula="of:=1/([.A11]*1000-[.D11])*1000000" office:value-type="float" office:value="100.0200040008" calcext:value-type="float">
            <text:p>100.0200</text:p>
          </table:table-cell>
          <table:table-cell table:style-name="ce5" table:formula="of:=1/([.A11]*1000+[.D11])*1000000" office:value-type="float" office:value="99.9800039992001" calcext:value-type="float">
            <text:p>99.9800</text:p>
          </table:table-cell>
          <table:table-cell table:style-name="ce5" table:formula="of:=[.I11]*[.C11]/[.A11]/1000" office:value-type="float" office:value="0.0000400000016000064" calcext:value-type="float">
            <text:p>0.0000</text:p>
          </table:table-cell>
          <table:table-cell table:style-name="ce5" table:formula="of:=[.F11]-[.G11]" office:value-type="float" office:value="0.0400000016000064" calcext:value-type="float">
            <text:p>0.0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K11]-[.$C$53]/2" office:value-type="float" office:value="7.277" calcext:value-type="float">
            <text:p>7.277</text:p>
          </table:table-cell>
          <table:table-cell table:style-name="ce2" table:formula="of:=[.L11]-[.$C$53]/2" office:value-type="float" office:value="15.277" calcext:value-type="float">
            <text:p>15.2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11]/([.O11]*80)" office:value-type="float" office:value="0" calcext:value-type="float">
            <text:p>0</text:p>
          </table:table-cell>
          <table:table-cell table:style-name="ce2" table:number-columns-repeated="1007"/>
        </table:table-row>
        <table:table-row table:style-name="ro1">
          <table:table-cell table:number-columns-repeated="5"/>
          <table:table-cell table:formula="of:=1000/[.F7]" office:value-type="float" office:value="9.998" calcext:value-type="float">
            <text:p>9.9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B17]*[.C17]/[.A17]/1000" office:value-type="float" office:value="1" calcext:value-type="float">
            <text:p>1</text:p>
          </table:table-cell>
          <table:table-cell table:formula="of:=1/[.A17]*1000" office:value-type="float" office:value="100" calcext:value-type="float">
            <text:p>100</text:p>
          </table:table-cell>
          <table:table-cell table:style-name="ce6" table:formula="of:=1/([.A17]*1000-[.D17])*1000000" office:value-type="float" office:value="100.0100010001" calcext:value-type="float">
            <text:p>100.0100</text:p>
          </table:table-cell>
          <table:table-cell table:style-name="ce6" table:formula="of:=1/([.A17]*1000+[.D17])*1000000" office:value-type="float" office:value="99.9900009999" calcext:value-type="float">
            <text:p>99.9900</text:p>
          </table:table-cell>
          <table:table-cell table:style-name="ce6" table:formula="of:=[.I17]*[.C17]/[.A17]/1000" office:value-type="float" office:value="0.000200000001999996" calcext:value-type="float">
            <text:p>0.0002</text:p>
          </table:table-cell>
          <table:table-cell table:style-name="ce6" table:formula="of:=[.F17]-[.G17]" office:value-type="float" office:value="0.0200000001999996" calcext:value-type="float">
            <text:p>0.0200</text:p>
          </table:table-cell>
          <table:table-cell office:value-type="float" office:value="0.637" calcext:value-type="float">
            <text:p>0.63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K17]-[.$C$53]/2" office:value-type="float" office:value="7.277" calcext:value-type="float">
            <text:p>7.277</text:p>
          </table:table-cell>
          <table:table-cell table:formula="of:=[.L17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17]/([.O17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B18]*[.C18]/[.A18]/1000" office:value-type="float" office:value="2" calcext:value-type="float">
            <text:p>2</text:p>
          </table:table-cell>
          <table:table-cell table:formula="of:=1/[.A18]*1000" office:value-type="float" office:value="100" calcext:value-type="float">
            <text:p>100</text:p>
          </table:table-cell>
          <table:table-cell table:style-name="ce6" table:formula="of:=1/([.A18]*1000-[.D18])*1000000" office:value-type="float" office:value="100.0200040008" calcext:value-type="float">
            <text:p>100.0200</text:p>
          </table:table-cell>
          <table:table-cell table:style-name="ce6" table:formula="of:=1/([.A18]*1000+[.D18])*1000000" office:value-type="float" office:value="99.9800039992001" calcext:value-type="float">
            <text:p>99.9800</text:p>
          </table:table-cell>
          <table:table-cell table:style-name="ce6" table:formula="of:=[.I18]*[.C18]/[.A18]/1000" office:value-type="float" office:value="0.000400000016000064" calcext:value-type="float">
            <text:p>0.0004</text:p>
          </table:table-cell>
          <table:table-cell table:style-name="ce6" table:formula="of:=[.F18]-[.G18]" office:value-type="float" office:value="0.0400000016000064" calcext:value-type="float">
            <text:p>0.0400</text:p>
          </table:table-cell>
          <table:table-cell office:value-type="float" office:value="1.273" calcext:value-type="float">
            <text:p>1.27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[.K18]-[.$C$53]/2" office:value-type="float" office:value="5.277" calcext:value-type="float">
            <text:p>5.277</text:p>
          </table:table-cell>
          <table:table-cell table:formula="of:=[.L18]-[.$C$53]/2"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18]/([.O18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[.B19]*[.C19]/[.A19]/1000" office:value-type="float" office:value="5" calcext:value-type="float">
            <text:p>5</text:p>
          </table:table-cell>
          <table:table-cell table:formula="of:=1/[.A19]*1000" office:value-type="float" office:value="100" calcext:value-type="float">
            <text:p>100</text:p>
          </table:table-cell>
          <table:table-cell table:style-name="ce6" table:formula="of:=1/([.A19]*1000-[.D19])*1000000" office:value-type="float" office:value="100.050025012506" calcext:value-type="float">
            <text:p>100.0500</text:p>
          </table:table-cell>
          <table:table-cell table:style-name="ce6" table:formula="of:=1/([.A19]*1000+[.D19])*1000000" office:value-type="float" office:value="99.9500249875063" calcext:value-type="float">
            <text:p>99.9500</text:p>
          </table:table-cell>
          <table:table-cell table:style-name="ce6" table:formula="of:=[.I19]*[.C19]/[.A19]/1000" office:value-type="float" office:value="0.00100000025" calcext:value-type="float">
            <text:p>0.0010</text:p>
          </table:table-cell>
          <table:table-cell table:style-name="ce6" table:formula="of:=[.F19]-[.G19]" office:value-type="float" office:value="0.100000025" calcext:value-type="float">
            <text:p>0.1000</text:p>
          </table:table-cell>
          <table:table-cell office:value-type="float" office:value="3.182" calcext:value-type="float">
            <text:p>3.18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K19]-[.$C$53]/2" office:value-type="float" office:value="5.277" calcext:value-type="float">
            <text:p>5.277</text:p>
          </table:table-cell>
          <table:table-cell table:formula="of:=[.L19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19]/([.O19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[.B20]*[.C20]/[.A20]/1000" office:value-type="float" office:value="10" calcext:value-type="float">
            <text:p>10</text:p>
          </table:table-cell>
          <table:table-cell table:formula="of:=1/[.A20]*1000" office:value-type="float" office:value="100" calcext:value-type="float">
            <text:p>100</text:p>
          </table:table-cell>
          <table:table-cell table:style-name="ce6" table:formula="of:=1/([.A20]*1000-[.D20])*1000000" office:value-type="float" office:value="100.1001001001" calcext:value-type="float">
            <text:p>100.1001</text:p>
          </table:table-cell>
          <table:table-cell table:style-name="ce6" table:formula="of:=1/([.A20]*1000+[.D20])*1000000" office:value-type="float" office:value="99.9000999000999" calcext:value-type="float">
            <text:p>99.9001</text:p>
          </table:table-cell>
          <table:table-cell table:style-name="ce6" table:formula="of:=[.I20]*[.C20]/[.A20]/1000" office:value-type="float" office:value="0.00200000200000204" calcext:value-type="float">
            <text:p>0.0020</text:p>
          </table:table-cell>
          <table:table-cell table:style-name="ce6" table:formula="of:=[.F20]-[.G20]" office:value-type="float" office:value="0.200000200000204" calcext:value-type="float">
            <text:p>0.2000</text:p>
          </table:table-cell>
          <table:table-cell office:value-type="float" office:value="6.363" calcext:value-type="float">
            <text:p>6.36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K20]-[.$C$53]/2" office:value-type="float" office:value="3.277" calcext:value-type="float">
            <text:p>3.277</text:p>
          </table:table-cell>
          <table:table-cell table:formula="of:=[.L20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0]/([.O20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formula="of:=[.B21]*[.C21]/[.A21]/1000" office:value-type="float" office:value="15" calcext:value-type="float">
            <text:p>15</text:p>
          </table:table-cell>
          <table:table-cell table:formula="of:=1/[.A21]*1000" office:value-type="float" office:value="100" calcext:value-type="float">
            <text:p>100</text:p>
          </table:table-cell>
          <table:table-cell table:style-name="ce6" table:formula="of:=1/([.A21]*1000-[.D21])*1000000" office:value-type="float" office:value="100.150225338007" calcext:value-type="float">
            <text:p>100.1502</text:p>
          </table:table-cell>
          <table:table-cell table:style-name="ce6" table:formula="of:=1/([.A21]*1000+[.D21])*1000000" office:value-type="float" office:value="99.8502246630055" calcext:value-type="float">
            <text:p>99.8502</text:p>
          </table:table-cell>
          <table:table-cell table:style-name="ce6" table:formula="of:=[.I21]*[.C21]/[.A21]/1000" office:value-type="float" office:value="0.00300000675001513" calcext:value-type="float">
            <text:p>0.0030</text:p>
          </table:table-cell>
          <table:table-cell table:style-name="ce6" table:formula="of:=[.F21]-[.G21]" office:value-type="float" office:value="0.300000675001513" calcext:value-type="float">
            <text:p>0.3000</text:p>
          </table:table-cell>
          <table:table-cell office:value-type="float" office:value="9.543" calcext:value-type="float">
            <text:p>9.54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8" table:formula="of:=[.K21]-[.$C$53]/2" office:value-type="float" office:value="-0.723000000000001" calcext:value-type="float">
            <text:p>-0.723</text:p>
          </table:table-cell>
          <table:table-cell table:formula="of:=[.L21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1]/([.O21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[.B22]*[.C22]/[.A22]/1000" office:value-type="float" office:value="20" calcext:value-type="float">
            <text:p>20</text:p>
          </table:table-cell>
          <table:table-cell table:formula="of:=1/[.A22]*1000" office:value-type="float" office:value="100" calcext:value-type="float">
            <text:p>100</text:p>
          </table:table-cell>
          <table:table-cell table:style-name="ce6" table:formula="of:=1/([.A22]*1000-[.D22])*1000000" office:value-type="float" office:value="100.200400801603" calcext:value-type="float">
            <text:p>100.2004</text:p>
          </table:table-cell>
          <table:table-cell table:style-name="ce6" table:formula="of:=1/([.A22]*1000+[.D22])*1000000" office:value-type="float" office:value="99.8003992015968" calcext:value-type="float">
            <text:p>99.8004</text:p>
          </table:table-cell>
          <table:table-cell table:style-name="ce6" table:formula="of:=[.I22]*[.C22]/[.A22]/1000" office:value-type="float" office:value="0.00400001600006405" calcext:value-type="float">
            <text:p>0.0040</text:p>
          </table:table-cell>
          <table:table-cell table:style-name="ce6" table:formula="of:=[.F22]-[.G22]" office:value-type="float" office:value="0.400001600006405" calcext:value-type="float">
            <text:p>0.4000</text:p>
          </table:table-cell>
          <table:table-cell office:value-type="float" office:value="12.72" calcext:value-type="float">
            <text:p>12.72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8" table:formula="of:=[.K22]-[.$C$53]/2" office:value-type="float" office:value="-2.723" calcext:value-type="float">
            <text:p>-2.723</text:p>
          </table:table-cell>
          <table:table-cell table:formula="of:=[.L22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2]/([.O22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formula="of:=[.B23]*[.C23]/[.A23]/1000" office:value-type="float" office:value="25" calcext:value-type="float">
            <text:p>25</text:p>
          </table:table-cell>
          <table:table-cell table:formula="of:=1/[.A23]*1000" office:value-type="float" office:value="100" calcext:value-type="float">
            <text:p>100</text:p>
          </table:table-cell>
          <table:table-cell table:style-name="ce6" table:formula="of:=1/([.A23]*1000-[.D23])*1000000" office:value-type="float" office:value="100.250626566416" calcext:value-type="float">
            <text:p>100.2506</text:p>
          </table:table-cell>
          <table:table-cell table:style-name="ce6" table:formula="of:=1/([.A23]*1000+[.D23])*1000000" office:value-type="float" office:value="99.7506234413965" calcext:value-type="float">
            <text:p>99.7506</text:p>
          </table:table-cell>
          <table:table-cell table:style-name="ce6" table:formula="of:=[.I23]*[.C23]/[.A23]/1000" office:value-type="float" office:value="0.00500003125019532" calcext:value-type="float">
            <text:p>0.0050</text:p>
          </table:table-cell>
          <table:table-cell table:style-name="ce6" table:formula="of:=[.F23]-[.G23]" office:value-type="float" office:value="0.500003125019532" calcext:value-type="float">
            <text:p>0.5000</text:p>
          </table:table-cell>
          <table:table-cell office:value-type="float" office:value="15.9" calcext:value-type="float">
            <text:p>15.9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8" table:formula="of:=[.K23]-[.$C$53]/2" office:value-type="float" office:value="-6.723" calcext:value-type="float">
            <text:p>-6.723</text:p>
          </table:table-cell>
          <table:table-cell table:formula="of:=[.L23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3]/([.O23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[.B25]*[.C25]/[.A25]/1000" office:value-type="float" office:value="2" calcext:value-type="float">
            <text:p>2</text:p>
          </table:table-cell>
          <table:table-cell table:formula="of:=1/[.A25]*1000" office:value-type="float" office:value="100" calcext:value-type="float">
            <text:p>100</text:p>
          </table:table-cell>
          <table:table-cell table:style-name="ce6" table:formula="of:=1/([.A25]*1000-[.D25])*1000000" office:value-type="float" office:value="100.0200040008" calcext:value-type="float">
            <text:p>100.0200</text:p>
          </table:table-cell>
          <table:table-cell table:style-name="ce6" table:formula="of:=1/([.A25]*1000+[.D25])*1000000" office:value-type="float" office:value="99.9800039992001" calcext:value-type="float">
            <text:p>99.9800</text:p>
          </table:table-cell>
          <table:table-cell table:style-name="ce6" table:formula="of:=[.I25]*[.C25]/[.A25]/1000" office:value-type="float" office:value="0.000800000032000128" calcext:value-type="float">
            <text:p>0.0008</text:p>
          </table:table-cell>
          <table:table-cell table:style-name="ce6" table:formula="of:=[.F25]-[.G25]" office:value-type="float" office:value="0.0400000016000064" calcext:value-type="float">
            <text:p>0.0400</text:p>
          </table:table-cell>
          <table:table-cell office:value-type="float" office:value="0.637" calcext:value-type="float">
            <text:p>0.63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[.K25]-[.$C$53]/2" office:value-type="float" office:value="5.277" calcext:value-type="float">
            <text:p>5.277</text:p>
          </table:table-cell>
          <table:table-cell table:formula="of:=[.L25]-[.$C$53]/2"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5]/([.O25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[.B26]*[.C26]/[.A26]/1000" office:value-type="float" office:value="10" calcext:value-type="float">
            <text:p>10</text:p>
          </table:table-cell>
          <table:table-cell table:formula="of:=1/[.A26]*1000" office:value-type="float" office:value="100" calcext:value-type="float">
            <text:p>100</text:p>
          </table:table-cell>
          <table:table-cell table:style-name="ce6" table:formula="of:=1/([.A26]*1000-[.D26])*1000000" office:value-type="float" office:value="100.1001001001" calcext:value-type="float">
            <text:p>100.1001</text:p>
          </table:table-cell>
          <table:table-cell table:style-name="ce6" table:formula="of:=1/([.A26]*1000+[.D26])*1000000" office:value-type="float" office:value="99.9000999000999" calcext:value-type="float">
            <text:p>99.9001</text:p>
          </table:table-cell>
          <table:table-cell table:style-name="ce6" table:formula="of:=[.I26]*[.C26]/[.A26]/1000" office:value-type="float" office:value="0.00400000400000408" calcext:value-type="float">
            <text:p>0.0040</text:p>
          </table:table-cell>
          <table:table-cell table:style-name="ce6" table:formula="of:=[.F26]-[.G26]" office:value-type="float" office:value="0.200000200000204" calcext:value-type="float">
            <text:p>0.2000</text:p>
          </table:table-cell>
          <table:table-cell office:value-type="float" office:value="3.182" calcext:value-type="float">
            <text:p>3.18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K26]-[.$C$53]/2" office:value-type="float" office:value="3.277" calcext:value-type="float">
            <text:p>3.277</text:p>
          </table:table-cell>
          <table:table-cell table:formula="of:=[.L26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6]/([.O26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[.B27]*[.C27]/[.A27]/1000" office:value-type="float" office:value="20" calcext:value-type="float">
            <text:p>20</text:p>
          </table:table-cell>
          <table:table-cell table:formula="of:=1/[.A27]*1000" office:value-type="float" office:value="100" calcext:value-type="float">
            <text:p>100</text:p>
          </table:table-cell>
          <table:table-cell table:style-name="ce6" table:formula="of:=1/([.A27]*1000-[.D27])*1000000" office:value-type="float" office:value="100.200400801603" calcext:value-type="float">
            <text:p>100.2004</text:p>
          </table:table-cell>
          <table:table-cell table:style-name="ce6" table:formula="of:=1/([.A27]*1000+[.D27])*1000000" office:value-type="float" office:value="99.8003992015968" calcext:value-type="float">
            <text:p>99.8004</text:p>
          </table:table-cell>
          <table:table-cell table:style-name="ce6" table:formula="of:=[.I27]*[.C27]/[.A27]/1000" office:value-type="float" office:value="0.0080000320001281" calcext:value-type="float">
            <text:p>0.0080</text:p>
          </table:table-cell>
          <table:table-cell table:style-name="ce6" table:formula="of:=[.F27]-[.G27]" office:value-type="float" office:value="0.400001600006405" calcext:value-type="float">
            <text:p>0.4000</text:p>
          </table:table-cell>
          <table:table-cell office:value-type="float" office:value="6.363" calcext:value-type="float">
            <text:p>6.36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K27]-[.$C$53]/2" office:value-type="float" office:value="1.277" calcext:value-type="float">
            <text:p>1.277</text:p>
          </table:table-cell>
          <table:table-cell table:formula="of:=[.L27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7]/([.O27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[.B28]*[.C28]/[.A28]/1000" office:value-type="float" office:value="30" calcext:value-type="float">
            <text:p>30</text:p>
          </table:table-cell>
          <table:table-cell table:formula="of:=1/[.A28]*1000" office:value-type="float" office:value="100" calcext:value-type="float">
            <text:p>100</text:p>
          </table:table-cell>
          <table:table-cell table:style-name="ce6" table:formula="of:=1/([.A28]*1000-[.D28])*1000000" office:value-type="float" office:value="100.300902708124" calcext:value-type="float">
            <text:p>100.3009</text:p>
          </table:table-cell>
          <table:table-cell table:style-name="ce6" table:formula="of:=1/([.A28]*1000+[.D28])*1000000" office:value-type="float" office:value="99.7008973080758" calcext:value-type="float">
            <text:p>99.7009</text:p>
          </table:table-cell>
          <table:table-cell table:style-name="ce6" table:formula="of:=[.I28]*[.C28]/[.A28]/1000" office:value-type="float" office:value="0.012000108000972" calcext:value-type="float">
            <text:p>0.0120</text:p>
          </table:table-cell>
          <table:table-cell table:style-name="ce6" table:formula="of:=[.F28]-[.G28]" office:value-type="float" office:value="0.600005400048602" calcext:value-type="float">
            <text:p>0.6000</text:p>
          </table:table-cell>
          <table:table-cell office:value-type="float" office:value="9.543" calcext:value-type="float">
            <text:p>9.54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8" table:formula="of:=[.K28]-[.$C$53]/2" office:value-type="float" office:value="-2.723" calcext:value-type="float">
            <text:p>-2.723</text:p>
          </table:table-cell>
          <table:table-cell table:formula="of:=[.L28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8]/([.O28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[.B29]*[.C29]/[.A29]/1000" office:value-type="float" office:value="40" calcext:value-type="float">
            <text:p>40</text:p>
          </table:table-cell>
          <table:table-cell table:formula="of:=1/[.A29]*1000" office:value-type="float" office:value="100" calcext:value-type="float">
            <text:p>100</text:p>
          </table:table-cell>
          <table:table-cell table:style-name="ce6" table:formula="of:=1/([.A29]*1000-[.D29])*1000000" office:value-type="float" office:value="100.401606425703" calcext:value-type="float">
            <text:p>100.4016</text:p>
          </table:table-cell>
          <table:table-cell table:style-name="ce6" table:formula="of:=1/([.A29]*1000+[.D29])*1000000" office:value-type="float" office:value="99.601593625498" calcext:value-type="float">
            <text:p>99.6016</text:p>
          </table:table-cell>
          <table:table-cell table:style-name="ce6" table:formula="of:=[.I29]*[.C29]/[.A29]/1000" office:value-type="float" office:value="0.0160002560040959" calcext:value-type="float">
            <text:p>0.0160</text:p>
          </table:table-cell>
          <table:table-cell table:style-name="ce6" table:formula="of:=[.F29]-[.G29]" office:value-type="float" office:value="0.800012800204797" calcext:value-type="float">
            <text:p>0.8000</text:p>
          </table:table-cell>
          <table:table-cell office:value-type="float" office:value="12.72" calcext:value-type="float">
            <text:p>12.72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8" table:formula="of:=[.K29]-[.$C$53]/2" office:value-type="float" office:value="-4.723" calcext:value-type="float">
            <text:p>-4.723</text:p>
          </table:table-cell>
          <table:table-cell table:formula="of:=[.L29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style-name="ce8" table:formula="of:=[.P29]/([.O29]*80)" office:value-type="float" office:value="0.03875" calcext:value-type="float">
            <text:p>0.0387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formula="of:=[.B30]*[.C30]/[.A30]/1000" office:value-type="float" office:value="50" calcext:value-type="float">
            <text:p>50</text:p>
          </table:table-cell>
          <table:table-cell table:formula="of:=1/[.A30]*1000" office:value-type="float" office:value="100" calcext:value-type="float">
            <text:p>100</text:p>
          </table:table-cell>
          <table:table-cell table:style-name="ce6" table:formula="of:=1/([.A30]*1000-[.D30])*1000000" office:value-type="float" office:value="100.502512562814" calcext:value-type="float">
            <text:p>100.5025</text:p>
          </table:table-cell>
          <table:table-cell table:style-name="ce6" table:formula="of:=1/([.A30]*1000+[.D30])*1000000" office:value-type="float" office:value="99.502487562189" calcext:value-type="float">
            <text:p>99.5025</text:p>
          </table:table-cell>
          <table:table-cell table:style-name="ce6" table:formula="of:=[.I30]*[.C30]/[.A30]/1000" office:value-type="float" office:value="0.0200005000125006" calcext:value-type="float">
            <text:p>0.0200</text:p>
          </table:table-cell>
          <table:table-cell table:style-name="ce6" table:formula="of:=[.F30]-[.G30]" office:value-type="float" office:value="1.00002500062503" calcext:value-type="float">
            <text:p>1.0000</text:p>
          </table:table-cell>
          <table:table-cell office:value-type="float" office:value="15.9" calcext:value-type="float">
            <text:p>15.9</text:p>
          </table:table-cell>
          <table:table-cell table:style-name="ce8"/>
          <table:table-cell/>
          <table:table-cell table:formula="of:=[.K30]-[.$C$53]/2" office:value-type="float" office:value="-12.723" calcext:value-type="float">
            <text:p>-12.723</text:p>
          </table:table-cell>
          <table:table-cell table:formula="of:=[.L30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30]/([.O30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6" table:number-columns-repeated="4"/>
          <table:table-cell/>
          <table:table-cell table:style-name="ce8"/>
          <table:table-cell table:number-columns-repeated="4"/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B32]*[.C32]/[.A32]/1000" office:value-type="float" office:value="5" calcext:value-type="float">
            <text:p>5</text:p>
          </table:table-cell>
          <table:table-cell table:formula="of:=1/[.A32]*1000" office:value-type="float" office:value="100" calcext:value-type="float">
            <text:p>100</text:p>
          </table:table-cell>
          <table:table-cell table:style-name="ce6" table:formula="of:=1/([.A32]*1000-[.D32])*1000000" office:value-type="float" office:value="100.050025012506" calcext:value-type="float">
            <text:p>100.0500</text:p>
          </table:table-cell>
          <table:table-cell table:style-name="ce6" table:formula="of:=1/([.A32]*1000+[.D32])*1000000" office:value-type="float" office:value="99.9500249875063" calcext:value-type="float">
            <text:p>99.9500</text:p>
          </table:table-cell>
          <table:table-cell table:style-name="ce6" table:formula="of:=[.I32]*[.C32]/[.A32]/1000" office:value-type="float" office:value="0.00500000125" calcext:value-type="float">
            <text:p>0.0050</text:p>
          </table:table-cell>
          <table:table-cell table:style-name="ce6" table:formula="of:=[.F32]-[.G32]" office:value-type="float" office:value="0.100000025" calcext:value-type="float">
            <text:p>0.1000</text:p>
          </table:table-cell>
          <table:table-cell table:number-columns-repeated="3"/>
          <table:table-cell table:formula="of:=[.K32]-[.$C$53]/2" office:value-type="float" office:value="-12.723" calcext:value-type="float">
            <text:p>-12.723</text:p>
          </table:table-cell>
          <table:table-cell table:formula="of:=[.L32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32]/([.O32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B33]*[.C33]/[.A33]/1000" office:value-type="float" office:value="25" calcext:value-type="float">
            <text:p>25</text:p>
          </table:table-cell>
          <table:table-cell table:formula="of:=1/[.A33]*1000" office:value-type="float" office:value="100" calcext:value-type="float">
            <text:p>100</text:p>
          </table:table-cell>
          <table:table-cell table:style-name="ce6" table:formula="of:=1/([.A33]*1000-[.D33])*1000000" office:value-type="float" office:value="100.250626566416" calcext:value-type="float">
            <text:p>100.2506</text:p>
          </table:table-cell>
          <table:table-cell table:style-name="ce6" table:formula="of:=1/([.A33]*1000+[.D33])*1000000" office:value-type="float" office:value="99.7506234413965" calcext:value-type="float">
            <text:p>99.7506</text:p>
          </table:table-cell>
          <table:table-cell table:style-name="ce6" table:formula="of:=[.I33]*[.C33]/[.A33]/1000" office:value-type="float" office:value="0.0250001562509766" calcext:value-type="float">
            <text:p>0.0250</text:p>
          </table:table-cell>
          <table:table-cell table:style-name="ce6" table:formula="of:=[.F33]-[.G33]" office:value-type="float" office:value="0.500003125019532" calcext:value-type="float">
            <text:p>0.5000</text:p>
          </table:table-cell>
          <table:table-cell table:number-columns-repeated="3"/>
          <table:table-cell table:formula="of:=[.K33]-[.$C$53]/2" office:value-type="float" office:value="-12.723" calcext:value-type="float">
            <text:p>-12.723</text:p>
          </table:table-cell>
          <table:table-cell table:formula="of:=[.L33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33]/([.O33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[.B34]*[.C34]/[.A34]/1000" office:value-type="float" office:value="50" calcext:value-type="float">
            <text:p>50</text:p>
          </table:table-cell>
          <table:table-cell table:formula="of:=1/[.A34]*1000" office:value-type="float" office:value="100" calcext:value-type="float">
            <text:p>100</text:p>
          </table:table-cell>
          <table:table-cell table:style-name="ce6" table:formula="of:=1/([.A34]*1000-[.D34])*1000000" office:value-type="float" office:value="100.502512562814" calcext:value-type="float">
            <text:p>100.5025</text:p>
          </table:table-cell>
          <table:table-cell table:style-name="ce6" table:formula="of:=1/([.A34]*1000+[.D34])*1000000" office:value-type="float" office:value="99.502487562189" calcext:value-type="float">
            <text:p>99.5025</text:p>
          </table:table-cell>
          <table:table-cell table:style-name="ce6" table:formula="of:=[.I34]*[.C34]/[.A34]/1000" office:value-type="float" office:value="0.0500012500312515" calcext:value-type="float">
            <text:p>0.0500</text:p>
          </table:table-cell>
          <table:table-cell table:style-name="ce6" table:formula="of:=[.F34]-[.G34]" office:value-type="float" office:value="1.00002500062503" calcext:value-type="float">
            <text:p>1.0000</text:p>
          </table:table-cell>
          <table:table-cell/>
          <table:table-cell table:style-name="ce7"/>
          <table:table-cell/>
          <table:table-cell table:formula="of:=[.K34]-[.$C$53]/2" office:value-type="float" office:value="-12.723" calcext:value-type="float">
            <text:p>-12.723</text:p>
          </table:table-cell>
          <table:table-cell table:formula="of:=[.L34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34]/([.O34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[.B35]*[.C35]/[.A35]/1000" office:value-type="float" office:value="75" calcext:value-type="float">
            <text:p>75</text:p>
          </table:table-cell>
          <table:table-cell table:formula="of:=1/[.A35]*1000" office:value-type="float" office:value="100" calcext:value-type="float">
            <text:p>100</text:p>
          </table:table-cell>
          <table:table-cell table:style-name="ce6" table:formula="of:=1/([.A35]*1000-[.D35])*1000000" office:value-type="float" office:value="100.755667506297" calcext:value-type="float">
            <text:p>100.7557</text:p>
          </table:table-cell>
          <table:table-cell table:style-name="ce6" table:formula="of:=1/([.A35]*1000+[.D35])*1000000" office:value-type="float" office:value="99.2555831265509" calcext:value-type="float">
            <text:p>99.2556</text:p>
          </table:table-cell>
          <table:table-cell table:style-name="ce6" table:formula="of:=[.I35]*[.C35]/[.A35]/1000" office:value-type="float" office:value="0.0750042189873177" calcext:value-type="float">
            <text:p>0.0750</text:p>
          </table:table-cell>
          <table:table-cell table:style-name="ce6" table:formula="of:=[.F35]-[.G35]" office:value-type="float" office:value="1.50008437974635" calcext:value-type="float">
            <text:p>1.5001</text:p>
          </table:table-cell>
          <table:table-cell/>
          <table:table-cell table:style-name="ce8"/>
          <table:table-cell/>
          <table:table-cell table:formula="of:=[.K35]-[.$C$53]/2" office:value-type="float" office:value="-12.723" calcext:value-type="float">
            <text:p>-12.723</text:p>
          </table:table-cell>
          <table:table-cell table:formula="of:=[.L35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35]/([.O35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B36]*[.C36]/[.A36]/1000" office:value-type="float" office:value="100" calcext:value-type="float">
            <text:p>100</text:p>
          </table:table-cell>
          <table:table-cell table:formula="of:=1/[.A36]*1000" office:value-type="float" office:value="100" calcext:value-type="float">
            <text:p>100</text:p>
          </table:table-cell>
          <table:table-cell table:style-name="ce6" table:formula="of:=1/([.A36]*1000-[.D36])*1000000" office:value-type="float" office:value="101.010101010101" calcext:value-type="float">
            <text:p>101.0101</text:p>
          </table:table-cell>
          <table:table-cell table:style-name="ce6" table:formula="of:=1/([.A36]*1000+[.D36])*1000000" office:value-type="float" office:value="99.009900990099" calcext:value-type="float">
            <text:p>99.0099</text:p>
          </table:table-cell>
          <table:table-cell table:style-name="ce6" table:formula="of:=[.I36]*[.C36]/[.A36]/1000" office:value-type="float" office:value="0.1000100010001" calcext:value-type="float">
            <text:p>0.1000</text:p>
          </table:table-cell>
          <table:table-cell table:style-name="ce6" table:formula="of:=[.F36]-[.G36]" office:value-type="float" office:value="2.000200020002" calcext:value-type="float">
            <text:p>2.0002</text:p>
          </table:table-cell>
          <table:table-cell/>
          <table:table-cell table:style-name="ce8"/>
          <table:table-cell/>
          <table:table-cell table:formula="of:=[.K36]-[.$C$53]/2" office:value-type="float" office:value="-12.723" calcext:value-type="float">
            <text:p>-12.723</text:p>
          </table:table-cell>
          <table:table-cell table:formula="of:=[.L36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P36]/([.O36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formula="of:=[.B37]*[.C37]/[.A37]/1000" office:value-type="float" office:value="125" calcext:value-type="float">
            <text:p>125</text:p>
          </table:table-cell>
          <table:table-cell table:formula="of:=1/[.A37]*1000" office:value-type="float" office:value="100" calcext:value-type="float">
            <text:p>100</text:p>
          </table:table-cell>
          <table:table-cell table:style-name="ce6" table:formula="of:=1/([.A37]*1000-[.D37])*1000000" office:value-type="float" office:value="101.26582278481" calcext:value-type="float">
            <text:p>101.2658</text:p>
          </table:table-cell>
          <table:table-cell table:style-name="ce6" table:formula="of:=1/([.A37]*1000+[.D37])*1000000" office:value-type="float" office:value="98.7654320987654" calcext:value-type="float">
            <text:p>98.7654</text:p>
          </table:table-cell>
          <table:table-cell table:style-name="ce6" table:formula="of:=[.I37]*[.C37]/[.A37]/1000" office:value-type="float" office:value="0.125019534302235" calcext:value-type="float">
            <text:p>0.1250</text:p>
          </table:table-cell>
          <table:table-cell table:style-name="ce6" table:formula="of:=[.F37]-[.G37]" office:value-type="float" office:value="2.5003906860447" calcext:value-type="float">
            <text:p>2.5004</text:p>
          </table:table-cell>
          <table:table-cell/>
          <table:table-cell table:style-name="ce8"/>
          <table:table-cell/>
          <table:table-cell table:formula="of:=[.K37]-[.$C$53]/2" office:value-type="float" office:value="-12.723" calcext:value-type="float">
            <text:p>-12.723</text:p>
          </table:table-cell>
          <table:table-cell table:formula="of:=[.L37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37]/([.O37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6" table:number-columns-repeated="4"/>
          <table:table-cell/>
          <table:table-cell table:style-name="ce8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B39]*[.C39]/[.A39]/1000" office:value-type="float" office:value="10" calcext:value-type="float">
            <text:p>10</text:p>
          </table:table-cell>
          <table:table-cell table:formula="of:=1/[.A39]*1000" office:value-type="float" office:value="100" calcext:value-type="float">
            <text:p>100</text:p>
          </table:table-cell>
          <table:table-cell table:style-name="ce6" table:formula="of:=1/([.A39]*1000-[.D39])*1000000" office:value-type="float" office:value="100.1001001001" calcext:value-type="float">
            <text:p>100.1001</text:p>
          </table:table-cell>
          <table:table-cell table:style-name="ce6" table:formula="of:=1/([.A39]*1000+[.D39])*1000000" office:value-type="float" office:value="99.9000999000999" calcext:value-type="float">
            <text:p>99.9001</text:p>
          </table:table-cell>
          <table:table-cell table:style-name="ce6" table:formula="of:=[.I39]*[.C39]/[.A39]/1000" office:value-type="float" office:value="0.0200000200000204" calcext:value-type="float">
            <text:p>0.0200</text:p>
          </table:table-cell>
          <table:table-cell table:style-name="ce6" table:formula="of:=[.F39]-[.G39]" office:value-type="float" office:value="0.200000200000204" calcext:value-type="float">
            <text:p>0.2000</text:p>
          </table:table-cell>
          <table:table-cell/>
          <table:table-cell table:style-name="ce9" table:number-columns-repeated="2"/>
          <table:table-cell table:formula="of:=[.K39]-[.$C$53]/2" office:value-type="float" office:value="-12.723" calcext:value-type="float">
            <text:p>-12.723</text:p>
          </table:table-cell>
          <table:table-cell table:formula="of:=[.L39]-[.$C$53]/2" office:value-type="float" office:value="-12.723" calcext:value-type="float">
            <text:p>-12.723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P39]/([.O39]*80)" office:value-type="float" office:value="0" calcext:value-type="float">
            <text:p>0</text:p>
          </table:table-cell>
          <table:table-cell table:style-name="ce9"/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[.B40]*[.C40]/[.A40]/1000" office:value-type="float" office:value="50" calcext:value-type="float">
            <text:p>50</text:p>
          </table:table-cell>
          <table:table-cell table:formula="of:=1/[.A40]*1000" office:value-type="float" office:value="100" calcext:value-type="float">
            <text:p>100</text:p>
          </table:table-cell>
          <table:table-cell table:style-name="ce6" table:formula="of:=1/([.A40]*1000-[.D40])*1000000" office:value-type="float" office:value="100.502512562814" calcext:value-type="float">
            <text:p>100.5025</text:p>
          </table:table-cell>
          <table:table-cell table:style-name="ce6" table:formula="of:=1/([.A40]*1000+[.D40])*1000000" office:value-type="float" office:value="99.502487562189" calcext:value-type="float">
            <text:p>99.5025</text:p>
          </table:table-cell>
          <table:table-cell table:style-name="ce6" table:formula="of:=[.I40]*[.C40]/[.A40]/1000" office:value-type="float" office:value="0.100002500062503" calcext:value-type="float">
            <text:p>0.1000</text:p>
          </table:table-cell>
          <table:table-cell table:style-name="ce6" table:formula="of:=[.F40]-[.G40]" office:value-type="float" office:value="1.00002500062503" calcext:value-type="float">
            <text:p>1.0000</text:p>
          </table:table-cell>
          <table:table-cell table:number-columns-repeated="3"/>
          <table:table-cell table:formula="of:=[.K40]-[.$C$53]/2" office:value-type="float" office:value="-12.723" calcext:value-type="float">
            <text:p>-12.723</text:p>
          </table:table-cell>
          <table:table-cell table:formula="of:=[.L40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40]/([.O40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B41]*[.C41]/[.A41]/1000" office:value-type="float" office:value="100" calcext:value-type="float">
            <text:p>100</text:p>
          </table:table-cell>
          <table:table-cell table:formula="of:=1/[.A41]*1000" office:value-type="float" office:value="100" calcext:value-type="float">
            <text:p>100</text:p>
          </table:table-cell>
          <table:table-cell table:style-name="ce6" table:formula="of:=1/([.A41]*1000-[.D41])*1000000" office:value-type="float" office:value="101.010101010101" calcext:value-type="float">
            <text:p>101.0101</text:p>
          </table:table-cell>
          <table:table-cell table:style-name="ce6" table:formula="of:=1/([.A41]*1000+[.D41])*1000000" office:value-type="float" office:value="99.009900990099" calcext:value-type="float">
            <text:p>99.0099</text:p>
          </table:table-cell>
          <table:table-cell table:style-name="ce6" table:formula="of:=[.I41]*[.C41]/[.A41]/1000" office:value-type="float" office:value="0.2000200020002" calcext:value-type="float">
            <text:p>0.2000</text:p>
          </table:table-cell>
          <table:table-cell table:style-name="ce6" table:formula="of:=[.F41]-[.G41]" office:value-type="float" office:value="2.000200020002" calcext:value-type="float">
            <text:p>2.0002</text:p>
          </table:table-cell>
          <table:table-cell table:number-columns-repeated="3"/>
          <table:table-cell table:formula="of:=[.K41]-[.$C$53]/2" office:value-type="float" office:value="-12.723" calcext:value-type="float">
            <text:p>-12.723</text:p>
          </table:table-cell>
          <table:table-cell table:formula="of:=[.L41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41]/([.O41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B42]*[.C42]/[.A42]/1000" office:value-type="float" office:value="150" calcext:value-type="float">
            <text:p>150</text:p>
          </table:table-cell>
          <table:table-cell table:formula="of:=1/[.A42]*1000" office:value-type="float" office:value="100" calcext:value-type="float">
            <text:p>100</text:p>
          </table:table-cell>
          <table:table-cell table:style-name="ce6" table:formula="of:=1/([.A42]*1000-[.D42])*1000000" office:value-type="float" office:value="101.522842639594" calcext:value-type="float">
            <text:p>101.5228</text:p>
          </table:table-cell>
          <table:table-cell table:style-name="ce6" table:formula="of:=1/([.A42]*1000+[.D42])*1000000" office:value-type="float" office:value="98.5221674876847" calcext:value-type="float">
            <text:p>98.5222</text:p>
          </table:table-cell>
          <table:table-cell table:style-name="ce6" table:formula="of:=[.I42]*[.C42]/[.A42]/1000" office:value-type="float" office:value="0.300067515190916" calcext:value-type="float">
            <text:p>0.3001</text:p>
          </table:table-cell>
          <table:table-cell table:style-name="ce6" table:formula="of:=[.F42]-[.G42]" office:value-type="float" office:value="3.00067515190916" calcext:value-type="float">
            <text:p>3.0007</text:p>
          </table:table-cell>
          <table:table-cell/>
          <table:table-cell table:style-name="ce8"/>
          <table:table-cell/>
          <table:table-cell table:formula="of:=[.K42]-[.$C$53]/2" office:value-type="float" office:value="-12.723" calcext:value-type="float">
            <text:p>-12.723</text:p>
          </table:table-cell>
          <table:table-cell table:formula="of:=[.L42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42]/([.O42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[.B43]*[.C43]/[.A43]/1000" office:value-type="float" office:value="200" calcext:value-type="float">
            <text:p>200</text:p>
          </table:table-cell>
          <table:table-cell table:formula="of:=1/[.A43]*1000" office:value-type="float" office:value="100" calcext:value-type="float">
            <text:p>100</text:p>
          </table:table-cell>
          <table:table-cell table:style-name="ce6" table:formula="of:=1/([.A43]*1000-[.D43])*1000000" office:value-type="float" office:value="102.040816326531" calcext:value-type="float">
            <text:p>102.0408</text:p>
          </table:table-cell>
          <table:table-cell table:style-name="ce6" table:formula="of:=1/([.A43]*1000+[.D43])*1000000" office:value-type="float" office:value="98.0392156862745" calcext:value-type="float">
            <text:p>98.0392</text:p>
          </table:table-cell>
          <table:table-cell table:style-name="ce6" table:formula="of:=[.I43]*[.C43]/[.A43]/1000" office:value-type="float" office:value="0.400160064025611" calcext:value-type="float">
            <text:p>0.4002</text:p>
          </table:table-cell>
          <table:table-cell table:style-name="ce6" table:formula="of:=[.F43]-[.G43]" office:value-type="float" office:value="4.00160064025611" calcext:value-type="float">
            <text:p>4.0016</text:p>
          </table:table-cell>
          <table:table-cell/>
          <table:table-cell table:style-name="ce8"/>
          <table:table-cell/>
          <table:table-cell table:formula="of:=[.K43]-[.$C$53]/2" office:value-type="float" office:value="-12.723" calcext:value-type="float">
            <text:p>-12.723</text:p>
          </table:table-cell>
          <table:table-cell table:formula="of:=[.L43]-[.$C$53]/2" office:value-type="float" office:value="-12.723" calcext:value-type="float">
            <text:p>-12.7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P43]/([.O43]*80)" office:value-type="float" office:value="0.0375" calcext:value-type="float">
            <text:p>0.037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formula="of:=[.B44]*[.C44]/[.A44]/1000" office:value-type="float" office:value="250" calcext:value-type="float">
            <text:p>250</text:p>
          </table:table-cell>
          <table:table-cell table:formula="of:=1/[.A44]*1000" office:value-type="float" office:value="100" calcext:value-type="float">
            <text:p>100</text:p>
          </table:table-cell>
          <table:table-cell table:style-name="ce6" table:formula="of:=1/([.A44]*1000-[.D44])*1000000" office:value-type="float" office:value="102.564102564103" calcext:value-type="float">
            <text:p>102.5641</text:p>
          </table:table-cell>
          <table:table-cell table:style-name="ce6" table:formula="of:=1/([.A44]*1000+[.D44])*1000000" office:value-type="float" office:value="97.5609756097561" calcext:value-type="float">
            <text:p>97.5610</text:p>
          </table:table-cell>
          <table:table-cell table:style-name="ce6" table:formula="of:=[.I44]*[.C44]/[.A44]/1000" office:value-type="float" office:value="0.500312695434646" calcext:value-type="float">
            <text:p>0.5003</text:p>
          </table:table-cell>
          <table:table-cell table:style-name="ce6" table:formula="of:=[.F44]-[.G44]" office:value-type="float" office:value="5.00312695434646" calcext:value-type="float">
            <text:p>5.0031</text:p>
          </table:table-cell>
          <table:table-cell/>
          <table:table-cell table:style-name="ce8"/>
          <table:table-cell/>
          <table:table-cell table:formula="of:=[.K44]-[.$C$53]/2" office:value-type="float" office:value="-12.723" calcext:value-type="float">
            <text:p>-12.723</text:p>
          </table:table-cell>
          <table:table-cell table:formula="of:=[.L44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P44]/([.O44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table:style-name="ce3" office:value-type="float" office:value="0.0000000001" calcext:value-type="float">
            <text:p>1.00E-0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2.723" calcext:value-type="float">
            <text:p>12.7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itRMS[ps]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it P-P[ps]</text:p>
          </table:table-cell>
          <table:table-cell table:formula="of:=[.C52]*[.C51]" office:value-type="float" office:value="25.446" calcext:value-type="float">
            <text:p>25.446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P single time shift[ps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-(0.0000000001-1/(10000000000-6*1000000))*1000000000000" office:value-type="float" office:value="0.0600360216129684" calcext:value-type="float">
            <text:p>0.060036021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 KP jit[MHz]</text:p>
          </table:table-cell>
          <table:table-cell office:value-type="string" calcext:value-type="string">
            <text:p>KP Jitter Main[MHz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table:formula="of:=[.D60]/[.H25]*[.B25]*[.D62]/[.C25]" office:value-type="float" office:value="6266.25950520219" calcext:value-type="float">
            <text:p>6266.259505202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6:55:02.170543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zej Ostrowski</meta:initial-creator>
    <meta:creation-date>2017-12-11T10:06:23.099136318</meta:creation-date>
    <dc:date>2017-12-15T19:42:46.741352127</dc:date>
    <dc:creator>Blazej Ostrowski</dc:creator>
    <meta:editing-duration>P1DT5H33M33S</meta:editing-duration>
    <meta:editing-cycles>22</meta:editing-cycles>
    <meta:generator>LibreOffice/4.2.8.2$Linux_X86_64 LibreOffice_project/420$Build-2</meta:generator>
    <meta:document-statistic meta:table-count="1" meta:cell-count="5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8cm" svg:y="4.194cm" style:legend-expansion="high" chart:style-name="ch2"/>
        <chart:plot-area chart:style-name="ch3" table:cell-range-address="Sheet1.C21:Sheet1.C21 Sheet1.C28:Sheet1.C28 Sheet1.C32:Sheet1.C32 Sheet1.C40:Sheet1.C40 Sheet1.J21:Sheet1.J21 Sheet1.J28:Sheet1.J28 Sheet1.J32:Sheet1.J32 Sheet1.J40:Sheet1.J40" chart:data-source-has-labels="column" svg:x="0.32cm" svg:y="0.18cm" svg:width="11.94cm" svg:height="8.64cm">
          <chartooo:coordinate-region svg:x="0.953cm" svg:y="0.386cm" svg:width="10.923cm" svg:height="7.774cm"/>
          <chart:axis chart:dimension="x" chart:name="primary-x" chart:style-name="ch4" chartooo:axis-type="auto">
            <chartooo:date-scale/>
            <chart:categories table:cell-range-address="Sheet1.C21:Sheet1.C21 Sheet1.C28:Sheet1.C28 Sheet1.C32:Sheet1.C32 Sheet1.C40:Sheet1.C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1:Sheet1.J21 Sheet1.J28:Sheet1.J28 Sheet1.J32:Sheet1.J32 Sheet1.J40:Sheet1.J40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C21:Sheet1.C21 Sheet1.C28:Sheet1.C28 Sheet1.C32:Sheet1.C32 Sheet1.C40:Sheet1.C40</svg:desc>
                </draw:g>
              </table:table-cell>
              <table:table-cell office:value-type="float" office:value="9.543">
                <text:p>9.543</text:p>
                <draw:g>
                  <svg:desc>Sheet1.J21:Sheet1.J21 Sheet1.J28:Sheet1.J28 Sheet1.J32:Sheet1.J32 Sheet1.J40:Sheet1.J4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543">
                <text:p>9.54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